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e4ff" officeooo:paragraph-rsid="001de4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1:12:16.166631009</meta:creation-date>
    <dc:date>2017-04-10T11:13:41.826740787</dc:date>
    <meta:editing-duration>PT1M25S</meta:editing-duration>
    <meta:editing-cycles>2</meta:editing-cycles>
    <meta:generator>LibreOffice/5.2.5.1$Linux_X86_64 LibreOffice_project/20m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